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LC-3101a Bill of Materials, Top Leve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ference Designators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Part Number (Digi-Key)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CB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asing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Power switch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LED</text:p>
          </table:table-cell>
          <table:table-cell table:style-name="ce7"/>
          <table:table-cell table:style-name="ce4" office:value-type="float" office:value="3" calcext:value-type="float">
            <text:p>3</text:p>
          </table:table-cell>
          <table:table-cell table:style-name="ce8"/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048492">
          <table:table-cell table:number-columns-repeated="5"/>
        </table:table-row>
        <table:table-row table:style-name="ro2" table:number-rows-repeated="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3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30P0" style:volatile="true">
      <number:currency-symbol number:language="en" number:country="US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0P1" style:volatile="true">
      <number:currency-symbol number:language="en" number:country="US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0">
      <number:currency-symbol number:language="en" number:country="US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currency-style style:name="N134P0" style:volatile="true">
      <number:currency-symbol number:language="en" number:country="US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34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4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7P0" style:volatile="true">
      <number:currency-symbol number:language="en" number:country="US">€</number:currency-symbol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37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37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currency-symbol number:language="en" number:country="GB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8P1" style:volatile="true">
      <number:currency-symbol number:language="en" number:country="GB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8">
      <number:currency-symbol number:language="en" number:country="GB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38P0"/>
      <style:map style:condition="value()&lt;0" style:apply-style-name="N138P1"/>
    </number:currency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</number:number-style>
    <number:number-style style:name="N143">
      <number:text>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7P2" style:volatile="true"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number:text> £</number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currency-symbol number:language="en" number:country="GB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51P1" style:volatile="true">
      <number:currency-symbol number:language="en" number:country="GB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51P2" style:volatile="true">
      <number:currency-symbol number:language="en" number:country="GB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7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21:45:15.612855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10-15T21:45:59.737066295</dc:date>
    <meta:editing-duration>PT33M6S</meta:editing-duration>
    <meta:editing-cycles>13</meta:editing-cycles>
    <meta:generator>LibreOffice/4.2.6.3$Linux_X86_64 LibreOffice_project/420m0$Build-3</meta:generator>
    <dc:creator>Artur Scholz</dc:creator>
    <meta:document-statistic meta:table-count="1" meta:cell-count="18" meta:object-count="0"/>
  </office:meta>
</office:document-meta>
</file>